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2166" officeooo:paragraph-rsid="00072166"/>
    </style:style>
    <style:style style:name="P2" style:family="paragraph" style:parent-style-name="Standard">
      <style:text-properties style:text-underline-style="none" officeooo:rsid="00072166" officeooo:paragraph-rsid="00072166"/>
    </style:style>
    <style:style style:name="P3" style:family="paragraph" style:parent-style-name="Standard">
      <style:paragraph-properties fo:text-align="start" style:justify-single-word="false"/>
      <style:text-properties style:text-underline-style="none" officeooo:rsid="00072166" officeooo:paragraph-rsid="00072166"/>
    </style:style>
    <style:style style:name="P4" style:family="paragraph" style:parent-style-name="Standard">
      <style:text-properties officeooo:rsid="00072166" officeooo:paragraph-rsid="00072166"/>
    </style:style>
    <style:style style:name="P5" style:family="paragraph" style:parent-style-name="Text_20_body">
      <style:paragraph-properties fo:margin-left="0cm" fo:margin-right="0cm" fo:text-indent="0cm" style:auto-text-indent="false" fo:padding="0.049cm" fo:border="0.06pt solid #d9d9e3"/>
    </style:style>
    <style:style style:name="P6" style:family="paragraph" style:parent-style-name="Text_20_body">
      <style:text-properties officeooo:rsid="00072166" officeooo:paragraph-rsid="00072166"/>
    </style:style>
    <style:style style:name="P7" style:family="paragraph" style:parent-style-name="Text_20_body">
      <style:text-properties officeooo:rsid="00072166" officeooo:paragraph-rsid="00072166" loext:padding="0.049cm" loext:border="0.06pt solid #d9d9e3"/>
    </style:style>
    <style:style style:name="P8" style:family="paragraph" style:parent-style-name="Text_20_body">
      <style:paragraph-properties fo:margin-left="0cm" fo:margin-right="0cm" fo:text-indent="0cm" style:auto-text-indent="false" fo:padding="0.049cm" fo:border="0.06pt solid #d9d9e3"/>
      <style:text-properties officeooo:paragraph-rsid="0008b137"/>
    </style:style>
    <style:style style:name="P9"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10"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11" style:family="paragraph" style:parent-style-name="Text_20_body">
      <style:paragraph-properties fo:margin-left="0cm" fo:margin-right="0cm" fo:text-indent="0cm" style:auto-text-indent="false" fo:padding="0.049cm" fo:border="0.06pt solid #d9d9e3"/>
      <style:text-properties officeooo:paragraph-rsid="0008b137" loext:padding="0.049cm" loext:border="0.06pt solid #d9d9e3"/>
    </style:style>
    <style:style style:name="P12" style:family="paragraph" style:parent-style-name="Text_20_body">
      <style:text-properties style:text-underline-style="none" officeooo:rsid="00072166" officeooo:paragraph-rsid="00072166"/>
    </style:style>
    <style:style style:name="P13" style:family="paragraph" style:parent-style-name="Text_20_body">
      <style:paragraph-properties fo:text-align="start" style:justify-single-word="false"/>
      <style:text-properties style:text-underline-style="none" officeooo:rsid="00072166" officeooo:paragraph-rsid="00072166"/>
    </style:style>
    <style:style style:name="T1" style:family="text">
      <style:text-properties style:text-underline-style="none"/>
    </style:style>
    <style:style style:name="T2" style:family="text">
      <style:text-properties style:text-underline-style="none" officeooo:rsid="0008b137"/>
    </style:style>
    <style:style style:name="T3" style:family="text">
      <style:text-properties officeooo:rsid="0008b137"/>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ara narrar a saga que nos transformou em intrépidos heróis, herdeiros do legado de nossos progenitores, é imprescindível iniciar contando como tudo se desenrolou e de que fonte provém nossa resiliência.</text:p>
      <text:p text:style-name="P5">Os humanos levavam suas existências em 2047, sem suspeitar que esta data era predestinada e portadora de eventos que transformariam profundamente sua realidade. Apesar dos alertas de alguns visionários que buscavam evitar tal destino, a inevitabilidade se concretizou. Nossas armas, embora avançadas, não eram páreas para a ameaça cósmica que se materializou nos céus, proveniente de terras inexploradas por toda nossa tecnologia. A primeira investida dos invasores foi adaptar o terreno, eliminando mais da metade de nossa espécie em dois curtíssimos anos. Suas naves emitiam uma radiação gama de tal magnitude que parecia impossível resistir a ela por muito tempo <text:span text:style-name="T3">e por alguma razão, essa radiação não afetava os animais, apenas os humanos</text:span>. No entanto, a resistência humana se mostrou tenaz. Alguns poucos, cerca de 200.000 indivíduos, conseguiram modificar seus corpos para suportar essa radiação, prolongando sua sobrevivência de maneira inexplicável. Acredita-se que tenha sido uma dádiva divina, uma bênção concedida para que pudéssemos enfrentar essa adversidade.</text:p>
      <text:p text:style-name="P5">Os sobreviventes humanos se congregaram na Amazônia, no Brasil, em busca de alimento, moradia e liberdade. A partir do ano de 2050, algo inesperado aconteceu simultaneamente – o surgimento dos chamados "Excultas". Essa palavra, segundo a tia Rosa, remonta à primeira língua e significa "evoluídos" ou algo similar. A distinção entre seres humanos e Excultas se tornou nítida, uma vez que os primeiros foram extintos, dando lugar a nós, Excultas. No entanto, nosso nome vai além de uma mera resistência à radiação gama; carregamos dons que redefiniram nossa existência. Emergiram três tipos de dons entre os recém-nascidos de 2050, classificados em raças: Remediuns, Crepitus e Rigens. Estes termos, oriundos da primeira língua, significam, respectivamente, cura, explosão e enrijecimento. Contudo, esses dons não se manifestam exatamente como os nomes sugerem.</text:p>
      <text:p text:style-name="P8">Os Remediuns, por exemplo, têm a capacidade de curar, manipulando o tempo dentro do corpo para regenerar ferimentos. No entanto, seu dom requer treinamento rigoroso, pois o uso descuidado pode resultar em deformidades. Os Crepitus, <text:span text:style-name="T3">possuem uma</text:span> natureza serena e racional que <text:span text:style-name="T3">e são</text:span> detentores de um dom catastrófico, acumulam energia em seus membros para liberá-la em explosões, sendo cruciais na geração de energia para nossa cidade, <text:span text:style-name="T3">uma forma de aproveitar seus poderes criada por eles próprios</text:span>. Apesar de essenciais, são perigosos, e a luta física com eles é praticamente impossível. Todos os Excultas, por sua vez, nascem com capacidades físicas excepcionais, sendo os Rigens os naturalmente mais fortes e emotivos. Sua pele rígida e habilidade inata com espadas fizeram deles os guerreiros mais temidos durante a Grande Guerra, um conflito que dizimou a maioria dos Excultas adultos. Atualmente, somos considerados uma das raças mais fracas, especialmente eu, o Rigem mais velho, que enfrenta a expectativa de superar as limitações de endurecimento de minha pele.</text:p>
      <text:p text:style-name="P1"/>
      <text:p text:style-name="P1"/>
      <text:p text:style-name="P7"><text:span text:style-name="T2">Permita-me esclarecer os detalhes sobre </text:span><text:span text:style-name="T1">essa grande guerra e ao papel que ocupo como Rigem mais antigo. Após o surgimento dos primeiros Excultas, os humanos instituíram a tradição de que éramos concebidos apenas em uma data específica do ano. Acreditavam sermos um dom divino, destinados a nascer todos no verão. Com ciclos precisos de nove meses, humanos e Excultas em </text:span><text:soft-page-break/><text:span text:style-name="T1">idade apropriada só podiam procriar em abril. Essa lei era intransigentemente seguida, </text:span><text:span text:style-name="T2">uma vez descumprida,</text:span><text:span text:style-name="T1"> resulta</text:span><text:span text:style-name="T2">ria</text:span><text:span text:style-name="T1"> em exílio da cidade. Desprezados, os transgressores nunca mais podiam retornar, enquanto seus filhos, embora não exilados, enfrentavam o estigma, </text:span><text:span text:style-name="T2">sendo símbolos de azar e falta de disciplina.</text:span></text:p>
      <text:p text:style-name="P11">Assim se inicia minha história. Meu pai, Dastan, homem extraordinariamente robusto, era o mais forte aos meus olhos, mesmo para um Rigem. Diariamente, trabalhava incansavelmente como catador de lixo, coletando peças úteis para a cidade <text:span text:style-name="T3">e vendendo aos ferros velhos</text:span>. Órfão desde cedo, Dastan cresceu entre arruaceiros no subúrbio, onde a maioria de nós, com poderes aparentemente menos úteis, desempenhava papéis modestos, como caçadores, lutadores ou catadores de lixo.</text:p>
      <text:p text:style-name="P9">Minha mãe, Serena, destacava-se como a espadachim mais habilidosa. Filha de banqueiros, Serena experimentou amor fraterno em sua infância. Sonhava em lutar nas grandes arenas da cidade, embora fosse vedado às mulheres pela extrema violência das lutas. A associação de arenas resistia a permitir que Serena participasse nos combates épicos do centro, até que a crescente fama dela, aliada à sua condição de Rigem, mudou essa perspectiva.</text:p>
      <text:p text:style-name="P9">Dastan, exausto durante a semana, dedicava seus fins de semana ao Coliseu. Assim como seus companheiros, era um fervoroso fã de Serena, a maior espadachim da época. O encontro dos dois ocorreu quando Serena, celebrando sua aprovação pela associação de arenas, notou Dastan treinando do lado de fora de um bar. Mesmo com golpes imperfeitos e uma espada de madeira, Dastan partia os bonecos de treino com sua tremenda força, capturando a atenção de Serena.</text:p>
      <text:p text:style-name="P9">Curiosa, Serena se aproximou e desafiou Dastan a enfrentá-la. Constrangido, mas empolgado pela oportunidade de estar perto de seu ídolo, Dastan revelou seu desejo de lutar na arena. No entanto, Dastan possuía um endurecimento frágil, e a pele não o protegia muito. Serena, <text:span text:style-name="T3">que não tinha conhecimento sobre isso, </text:span>desferiu <text:span text:style-name="T3">logo </text:span>um golpe forte nas costelas de Dastan, que cuspiu sangue. Apesar do susto <text:span text:style-name="T3">que Serena levou</text:span>, Dastan <text:span text:style-name="T3">não permitiu que a luta se encerrasse ali, </text:span>se levantou e <text:span text:style-name="T3">entrou um pose de batalha, segurando a sua espada de madeira com bravura e paixão, Serena, inconscientemente admirada por tal atitude, nada pode fazer, se não </text:span>inici<text:span text:style-name="T3">ar</text:span> uma batalha <text:span text:style-name="T3">fervorosa e </text:span>apaixonada, conectando-se com <text:span text:style-name="T3">Dastan</text:span> através das espadas.</text:p>
      <text:p text:style-name="P9">A luta intensa atraiu espectadores dos bares ao redor, <text:span text:style-name="T3">os golpes de Dastan emitiam sons estrondosos, ainda que não acertassem o corpo de Serena.</text:span> Dastan levou vários golpes até cair de joelhos. Quando a espada de Serena se aproximava para finalizá-lo, Dastan acertou um golpe surpreendente em sua canela e desmaiou. Sorte teve Dastan, pois um dos espectadores era um Remedium, capaz de curar as feridas. Ambos foram curados sem nenhum dano permanente, <text:span text:style-name="T3">iniciando</text:span> <text:span text:style-name="T3">um novo</text:span> capítulo épico de suas vidas.</text:p>
      <text:p text:style-name="P10"/>
      <text:p text:style-name="P1"><text:span text:style-name="T1"/></text:p>
      <text:p text:style-name="P2"><text:soft-page-break/></text:p>
      <text:p text:style-name="P12">Na manhã seguinte, Dastan desperta em sua casa, cercado por seus amigos incontroláveis que se regozijam ao relembrar a épica batalha entre ele e Serena. Rindo e zombando de Dastan, que apanhara como um cão morto, eles não perdiam a oportunidade de tirar sarro. No entanto, Dastan podia se vangloriar de ter acertado um golpe na maior espadachim do mundo.</text:p>
      <text:p text:style-name="P5">O clima muda abruptamente quando uma mulher bate à porta. Todos, anteriormente risonhos, se tornam sérios diante desse evento improvável. Dastan, o mais responsável e mais velho, toma a iniciativa e abre a porta, deparando-se com Serena. Ela está desconfortável, virando o rosto para o lado. Surpreso e confuso, Dastan questiona: “Pois não?”. Serena, meio irritada e tímida, responde: “Você venceu, monstrinho. Me acertou um golpe. Como forma de pagamento, vou treiná-lo por um mês. Meus parabéns.”</text:p>
      <text:p text:style-name="P5">Perdido e irritado, Dastan recusa a oferta, alegando falta de tempo para treinos devido à necessidade de ganhar dinheiro para sobreviver. Serena, irritada, adentra a casa, xingando Dastan. Contudo, ao testemunhar a realidade da vida do rapaz, ela fica constrangida aos poucos. Os amigos de Dastan insistem para que ele aceite o treinamento, argumentando que a oportunidade única poderia transformá-lo em um gladiador de sucesso.</text:p>
      <text:p text:style-name="P5">Irritado, Dastan tenta expulsar Serena, mas é impedido pelos amigos. Serena, agora mais calma, ajoelha-se diante de Dastan, um gesto de respeito genuíno entre os Excultas. Ela revela que precisa dele para enfrentar o maior campeão da Arena do centro, um Crepitus, uma ameaça formidável com punhos que desarmam oponentes facilmente. Serena admite que Dastan é a escolha mais adequada para ajudá-la a se acostumar com golpes <text:span text:style-name="T3">fortes </text:span>direto<text:span text:style-name="T3">s</text:span> na espada.</text:p>
      <text:p text:style-name="P5"><text:span text:style-name="T3">Antes que</text:span> Dastan <text:span text:style-name="T3">puedsse interrompê-la</text:span>, Serena revela que mentiu e não sabia da luta de Dastan pela sobrevivência. Pedindo desculpas, ela confessa que precisa dele tanto quanto ele precisa dela, <text:span text:style-name="T3">pois percebeu durante a sua luta que Dastan não conseguia endurecer a sua pele, mas ela poderia lhe contar o segredo por trás de seu poder, aumentando e muito seu poder de batalha.</text:span> <text:span text:style-name="T3">Depois de pensar por um breve momento, Dastan aceita a proposta de Serena e</text:span> inicia-se o treinamento. Nos primeiros 10 dias, Dastan, com sua força formidável, acerta golpes poderosos na <text:span text:style-name="T3">espada</text:span> de Serena, que revida para treinar <text:span text:style-name="T3">os</text:span> reflexos <text:span text:style-name="T3">de Dastan</text:span>. No entanto, o que Dastan realmente quer é aprender a ativar um endurecimento mais forte.</text:p>
      <text:p text:style-name="P5">Chega o dia em que Serena decide revelar o segredo. Ela, inicialmente hesitante, <text:span text:style-name="T3">por não ser boa em assuntos sentimentais,</text:span> explica que o endurecimento é fortalecido pensando na família e em quem se ama. Dastan, cético, rejeita a ideia de concentrar-se nos amigos durante as lutas, <text:span text:style-name="T3">crendo que isso só tiraria o seu foco</text:span>. Serena, firme, explica que esse é o segredo, <text:span text:style-name="T3">ela explica que a</text:span> tradição <text:span text:style-name="T3">diz que </text:span>as primeiras mães dos Excultas, <text:span text:style-name="T3">moldaram os poderes de seus filhos a partir de seus sentimentos mais fortes e expectativas para eles, as mães dos Remediuns, queriam os seus filhos a salvo e que nada pudesse feri-los, a mãe dos Crepitus desejavam que seus filhos fossem fortes e pudessem sobreviver nessa nova terra, muito mais hostil, já as nossas mães, bom, elas apenas nos amavam com todo o seu</text:span>. <text:span text:style-name="T3">Serena então</text:span> sugere que Dastan encontre algo ou alguém que ame, pois só assim seu poder atingirá seu auge.</text:p>
      <text:p text:style-name="P2"/>
      <text:p text:style-name="P13">Chegando lá, Dastan e Serena encontraram um ambiente familiar, onde a agitação da batalha dava lugar à descontração do bar. Entre risadas e histórias compartilhadas, a tensão dos treinos se <text:soft-page-break/>dissipou. Dastan, apesar de não ter despertado completamente seu endurecimento, estava satisfeito com o progresso e agradecido a Serena.</text:p>
      <text:p text:style-name="P5">À medida que a noite avançava, o álcool fluía e a atmosfera descontraída do bar abriu espaço para confissões mais íntimas. Entre risos, Dastan e Serena admitiram que algo mais do que uma parceria de treinamento se desenvolvia entre eles. Eles confessaram ter sentimentos um pelo outro, uma ligação que ultrapassava as espadas e os combates.</text:p>
      <text:p text:style-name="P5">Impulsionados pela ousadia do momento e pela forte conexão que compartilhavam, Dastan e Serena decidiram levar a noite adiante. Abandonando o bar, eles caminharam até a casa de Serena, onde a lua testemunhava o início de algo profundo e extraordinário.</text:p>
      <text:p text:style-name="P5">Ao entrarem na casa, a tensão do momento se desfez em um beijo ardente. Naquele instante, algo mágico aconteceu. Seus lábios uniram-se, e uma energia intensa percorreu seus corpos. Uma sensação de endurecimento pulsou entre eles, uma manifestação poderosa de seus sentimentos compartilhados.</text:p>
      <text:p text:style-name="P5">Surpresos e maravilhados, Dastan e Serena perceberam que, ao se beijarem, seus poderes atingiam um ápice extraordinário. A conexão entre suas espadas, antes forte, tornou-se ainda mais intensa, como se uma força invisível os unisse. O enrijecimento que experimentaram era além do que poderiam imaginar.</text:p>
      <text:p text:style-name="P5">Perdidos no amor e na magia de seus próprios poderes, Dastan e Serena quebraram as barreiras da tradição sagrada. Em um ato de entrega mútua, transcenderam as fronteiras que limitavam suas raças. Ali, naquele momento, decidiram ir além das restrições impostas pela sociedade e compartilharam um amor profundo e verdadeiro.</text:p>
      <text:p text:style-name="P5">Naquela noite, Dastan e Serena desafiaram as normas estabelecidas, entregando-se ao amor que florescia entre eles. Em uma união apaixonada, selaram seu compromisso de forma única, quebrando as amarras da tradição e dando início a uma jornada que seria marcada pela força de seus corações e pela magia de seus poderes entrelaçados.</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9T14:16:11.298000000</meta:creation-date>
    <dc:date>2024-01-22T18:20:05.165000000</dc:date>
    <meta:editing-duration>PT4H55M18S</meta:editing-duration>
    <meta:editing-cycles>2</meta:editing-cycles>
    <meta:generator>LibreOffice/7.6.0.3$Windows_X86_64 LibreOffice_project/69edd8b8ebc41d00b4de3915dc82f8f0fc3b6265</meta:generator>
    <meta:document-statistic meta:table-count="0" meta:image-count="0" meta:object-count="0" meta:page-count="4" meta:paragraph-count="23" meta:word-count="1878" meta:character-count="11976" meta:non-whitespace-character-count="10120"/>
  </office:meta>
</office:document-meta>
</file>